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80000020BA57A4DE7D78259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323cm" svg:y="0.176cm" svg:width="17cm" svg:height="10.79cm" draw:z-index="0"><draw:image xlink:href="Pictures/10000000000003380000020BA57A4DE7D78259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41:56.205907381</meta:creation-date>
    <dc:date>2025-03-24T19:42:42.235595771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